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Heading_20_1">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Goal outline</text:h>
      <text:p text:style-name="Standard">A Porthaven il team dovrà partecipare ai giochi della fiera per prendere confidenza con le meccaniche di gioco.</text:p>
      <text:p text:style-name="Standard">A Kingsbury si deve raggiungere Suliman nel castello per avere informazioni su quanto accaduto a Howl e sulle bestie che li hanno attaccati. Successivamente Suliman affida varie subquest che possono essere giocate liberamente tra le lande, Kingsbury e Porthaven per <text:s/>migliorare e prendere confidenza con le skills magiche prima di raggiungere Porthaven e partire per il viaggio.</text:p>
      <text:p text:style-name="Standard">In Salt Marina lo scopo è raccogliere informazioni su quanto possa essere accaduto a Howl (scoprono che un potente mago giunto da Ingary ha esiliato il Re di Cal, di recente impazzito di dolore). Si trovano nel mezzo di un attacco dei mostri di Layton al bazaar, e fanno in modo di aiutare quanti più civili possibili.</text:p>
      <text:p text:style-name="Standard">Nelle Roaring Hills il gruppo di amici salva un piccolo villaggio dal proprio capo, tramutatosi in un orrendo mostro, dopo che era andato nella capitale per parlare con il re. Da giorni semina panico e terrore tra gli abitanti rapendo i loro figli e portandoli in una miniera poco distante. Una volta liberato dalla melma il capo villaggio con un bagno caldo in una falda acquifera della miniera riscaldata da Calcifer, otterranno importanti informazioni <text:s/>su come arrivare alla capitale Cal senza essere scoperti dal nemico.</text:p>
      <text:p text:style-name="Standard">Arrivati a Cal attraverso il passaggio segreto nelle mura, I protagonisti dvono raggiungere la taverna dove risiede la resistenza. Una volta scoperto che la taverna è infestata dai nemici li sconfiggono e seguono Ben, che li salva da un ulteriore orda in arrivo, verso la nuova sede della resistenza. Qui diversi membri della resistenza gli daranno la possibilità di aiutare la causa. Per proseguire nelle ricerche di Howl, Ben consiglia loro di interrogare le guardie che scortarono Howl nel suo scontro con Layton, che sono ora rinchiuse nel castello vittime della melma. Per raggiungere le fogne ed accedere così al castello, devono recuperare un antico scritto nella gilda degli ingegneri, che gli consentirà di superare alcuni passaggi costruiti dall'antica civiltà che popolava Radme. Nel castello è possibile salvare dei civili immuni alla melma che sarviranno a completare in modo positivo il livello 10. Per completare il livello, dopo aver sconfitto le guardie che vogliono interrogare, le portano nelle terme del palazzo dove potrenno liberarli. Il team e tutti gli NPC liberati tornano alla sede della resistenza dove interrogheranno le guardie.</text:p>
      <text:p text:style-name="Standard">Raggiunta la radura dovranno aiutare il re con delle sub-quest e otterranno delle informazioni aggiuntive sul Howl.</text:p>
      <text:p text:style-name="Standard">Quando arriva Layton il loro obiettivo sarà prima constrastare il suo esercito e, in un secondo momento, nascondersi per ordine del re, quando la situazione è disperata per cercare di salvarsi.</text:p>
      <text:p text:style-name="Standard">Nelle paludi l'obiettivo è superare orde di mostri e enigmi per raggiungere la montagna oscura.</text:p>
      <text:p text:style-name="Standard">Alla montagna oscura dopo essere riusciti a superare l'enorme cancello, manipolando il complesso sistema di leve e pulsanti del castello, si faranno strada tra le varie stanze per cercare l'esperienza di <text:s/>Howl. Una volta trovata, essendo stati scoperti, devono scappare dalla fortezza per raggiungere di nuovo Cal.</text:p>
      <text:p text:style-name="Standard">Tornati a Cal <text:s/>il loro obiettivo primario è trovare finalmente Howl. <text:s/>Per farlo attraversano la città nel pieno della rivolta guidata da Ben e, quando li trovano, li salvano da una situazione pericolosa e contribuiscono alla liberazione di Cal ( solamente nel caso in cui nel livello 6 sono state portate a termine tutte le side quest di supporto). Dopo di che aiuteranno Howl, tornato adulto, a fabbricare gli stivali delle sette leghe che useranno per tornare a Ingary.</text:p>
      <text:p text:style-name="Standard">Liberato Howl tornano a Ingary e si scontrano contro l'esercito di Layton a Porthaven e cercano di fermarlo ma Howl non è ancora nel pieno delle sue forza e ripiegano a Kingsbury.</text:p>
      <text:p text:style-name="Standard">Ripiegano a Kingsbury dove Suliman aiuta Howl a riprendersi del tutto e sconfiggono Layton. </text:p>
      <text:p text:style-name="Standard">SIDE GOAL (Ingary e Radme): Vengono ricercati anche alcuni dei pezzi si Inn dispersi dalla strega delle la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cm" fo:margin-bottom="0.21cm" fo:text-indent="0cm" style:auto-text-indent="false"/>
      <style:text-properties fo:color="#faa61a" fo:font-size="18pt" fo:language="en" fo:country="US"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Goal outline</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Goal outline</dc:title>
    <dc:date>2018-11-21T14:31:12.67</dc:date>
    <meta:editing-duration>PT15M32S</meta:editing-duration>
    <meta:editing-cycles>16</meta:editing-cycles>
    <meta:generator>OpenOffice/4.1.4$Win32 OpenOffice.org_project/414m5$Build-9788</meta:generator>
    <meta:document-statistic meta:table-count="1" meta:image-count="0" meta:object-count="0" meta:page-count="1" meta:paragraph-count="16" meta:word-count="657" meta:character-count="4085"/>
    <meta:template xlink:type="simple" xlink:actuate="onRequest" xlink:title="" xlink:href="../MasterGameDesignDocument.odm" meta:date="2018-11-19T16:31:46.96"/>
  </office:meta>
</office:document-meta>
</file>